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07895" draw:textarea-horizontal-align="justify" draw:textarea-vertical-align="middle" draw:auto-grow-height="false" fo:min-height="1.872cm" fo:min-width="1.622cm"/>
    </style:style>
    <style:style style:name="gr2" style:family="graphic" style:parent-style-name="objectwithoutfill">
      <style:graphic-properties svg:stroke-width="0.106cm" svg:stroke-color="#107895" draw:marker-start="" draw:marker-start-width="0.359cm" draw:marker-end="" draw:marker-end-width="0.359cm" svg:stroke-linecap="round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107895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3cm" svg:height="3cm" svg:x="0cm" svg:y="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3cm" svg:height="3cm" svg:x="0.00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6" draw:id="id6" draw:layer="layout" svg:width="3cm" svg:height="3cm" svg:x="0.002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7" draw:id="id7" draw:layer="layout" svg:width="3cm" svg:height="3cm" svg:x="0.00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3cm" svg:height="3cm" svg:x="4.997cm" svg:y="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3cm" svg:height="3cm" svg:x="4.998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3cm" svg:height="3cm" svg:x="4.999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8" draw:id="id8" draw:layer="layout" svg:width="3cm" svg:height="3cm" svg:x="10.002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9" draw:id="id9" draw:layer="layout" svg:width="3cm" svg:height="3cm" svg:x="10.00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0" draw:id="id10" draw:layer="layout" svg:width="3cm" svg:height="3cm" svg:x="1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line" svg:x1="3cm" svg:y1="1.5cm" svg:x2="4.997cm" svg:y2="3.5cm" draw:start-shape="id1" draw:start-glue-point="10" draw:end-shape="id2" draw:end-glue-point="6" svg:d="M3000 1500l1997 2000" svg:viewBox="0 0 1998 2001">
            <text:p/>
          </draw:connector>
          <draw:connector draw:style-name="gr2" draw:text-style-name="P2" draw:layer="layout" draw:type="line" svg:x1="3.001cm" svg:y1="5.5cm" svg:x2="4.997cm" svg:y2="3.5cm" draw:start-shape="id3" draw:start-glue-point="10" draw:end-shape="id2" draw:end-glue-point="6" svg:d="M3001 5500l1996-2000" svg:viewBox="0 0 1997 2001">
            <text:p/>
          </draw:connector>
          <draw:connector draw:style-name="gr2" draw:text-style-name="P2" draw:layer="layout" draw:type="line" svg:x1="3cm" svg:y1="1.5cm" svg:x2="4.998cm" svg:y2="7.5cm" draw:start-shape="id1" draw:start-glue-point="10" draw:end-shape="id4" draw:end-glue-point="6" svg:d="M3000 1500l1998 6000" svg:viewBox="0 0 1999 6001">
            <text:p/>
          </draw:connector>
          <draw:connector draw:style-name="gr2" draw:text-style-name="P2" draw:layer="layout" draw:type="line" svg:x1="3.001cm" svg:y1="5.5cm" svg:x2="4.998cm" svg:y2="7.5cm" draw:end-shape="id4" draw:end-glue-point="6" svg:d="M3001 5500l1997 2000" svg:viewBox="0 0 1998 2001">
            <text:p/>
          </draw:connector>
          <draw:connector draw:style-name="gr2" draw:text-style-name="P2" draw:layer="layout" draw:type="line" svg:x1="3.001cm" svg:y1="1.5cm" svg:x2="4.999cm" svg:y2="11.5cm" draw:end-shape="id5" draw:end-glue-point="6" svg:d="M3001 1500l1998 10000" svg:viewBox="0 0 1999 10001">
            <text:p/>
          </draw:connector>
          <draw:connector draw:style-name="gr2" draw:text-style-name="P2" draw:layer="layout" draw:type="line" svg:x1="3.002cm" svg:y1="5.5cm" svg:x2="4.999cm" svg:y2="7.5cm" svg:d="M3002 5500l1997 2000" svg:viewBox="0 0 1998 2001">
            <text:p/>
          </draw:connector>
          <draw:connector draw:style-name="gr2" draw:text-style-name="P2" draw:layer="layout" draw:type="line" svg:x1="3.003cm" svg:y1="5.5cm" svg:x2="5cm" svg:y2="7.5cm" svg:d="M3003 5500l1997 2000" svg:viewBox="0 0 1998 2001">
            <text:p/>
          </draw:connector>
          <draw:connector draw:style-name="gr2" draw:text-style-name="P2" draw:layer="layout" draw:type="line" svg:x1="3.004cm" svg:y1="5.5cm" svg:x2="4.999cm" svg:y2="11.5cm" draw:end-shape="id5" draw:end-glue-point="6" svg:d="M3004 5500l1995 6000" svg:viewBox="0 0 1996 6001">
            <text:p/>
          </draw:connector>
          <draw:connector draw:style-name="gr2" draw:text-style-name="P2" draw:layer="layout" draw:type="line" svg:x1="3.002cm" svg:y1="9.5cm" svg:x2="5.001cm" svg:y2="7.5cm" draw:start-shape="id6" draw:start-glue-point="10" svg:d="M3002 9500l1999-2000" svg:viewBox="0 0 2000 2001">
            <text:p/>
          </draw:connector>
          <draw:connector draw:style-name="gr2" draw:text-style-name="P2" draw:layer="layout" draw:type="line" svg:x1="3.003cm" svg:y1="13.5cm" svg:x2="5.001cm" svg:y2="7.5cm" draw:start-shape="id7" draw:start-glue-point="10" svg:d="M3003 13500l1998-6000" svg:viewBox="0 0 1999 6001">
            <text:p/>
          </draw:connector>
          <draw:connector draw:style-name="gr2" draw:text-style-name="P2" draw:layer="layout" draw:type="line" svg:x1="3.003cm" svg:y1="13.5cm" svg:x2="4.997cm" svg:y2="3.5cm" draw:start-shape="id7" draw:start-glue-point="10" svg:d="M3003 13500l1994-10000" svg:viewBox="0 0 1995 10001">
            <text:p/>
          </draw:connector>
          <draw:connector draw:style-name="gr2" draw:text-style-name="P2" draw:layer="layout" draw:type="line" svg:x1="3.002cm" svg:y1="9.5cm" svg:x2="4.997cm" svg:y2="3.5cm" draw:start-shape="id6" draw:start-glue-point="10" svg:d="M3002 9500l1995-6000" svg:viewBox="0 0 1996 6001">
            <text:p/>
          </draw:connector>
          <draw:connector draw:style-name="gr2" draw:text-style-name="P2" draw:layer="layout" draw:type="line" svg:x1="3.002cm" svg:y1="9.5cm" svg:x2="4.999cm" svg:y2="11.5cm" draw:start-shape="id6" draw:start-glue-point="10" draw:end-shape="id5" draw:end-glue-point="6" svg:d="M3002 9500l1997 2000" svg:viewBox="0 0 1998 2001">
            <text:p/>
          </draw:connector>
          <draw:connector draw:style-name="gr2" draw:text-style-name="P2" draw:layer="layout" draw:type="line" svg:x1="3.003cm" svg:y1="13.5cm" svg:x2="5cm" svg:y2="11.5cm" draw:start-shape="id7" draw:start-glue-point="10" svg:d="M3003 13500l1997-2000" svg:viewBox="0 0 1998 2001">
            <text:p/>
          </draw:connector>
          <draw:connector draw:style-name="gr2" draw:text-style-name="P2" draw:layer="layout" draw:type="line" svg:x1="7.997cm" svg:y1="3.5cm" svg:x2="10.002cm" svg:y2="5.5cm" draw:start-shape="id2" draw:start-glue-point="10" draw:end-shape="id8" draw:end-glue-point="6" svg:d="M7997 3500l2005 2000" svg:viewBox="0 0 2006 2001">
            <text:p/>
          </draw:connector>
          <draw:connector draw:style-name="gr2" draw:text-style-name="P2" draw:layer="layout" draw:type="line" svg:x1="7.998cm" svg:y1="3.5cm" svg:x2="10.003cm" svg:y2="9.5cm" draw:end-shape="id9" draw:end-glue-point="6" svg:d="M7998 3500l2005 6000" svg:viewBox="0 0 2006 6001">
            <text:p/>
          </draw:connector>
          <draw:connector draw:style-name="gr2" draw:text-style-name="P2" draw:layer="layout" draw:type="line" svg:x1="7.998cm" svg:y1="7.5cm" svg:x2="10.003cm" svg:y2="5.5cm" draw:start-shape="id4" draw:start-glue-point="10" svg:d="M7998 7500l2005-2000" svg:viewBox="0 0 2006 2001">
            <text:p/>
          </draw:connector>
          <draw:connector draw:style-name="gr2" draw:text-style-name="P2" draw:layer="layout" draw:type="line" svg:x1="7.999cm" svg:y1="11.5cm" svg:x2="10.003cm" svg:y2="5.5cm" draw:start-shape="id5" draw:start-glue-point="10" svg:d="M7999 11500l2004-6000" svg:viewBox="0 0 2005 6001">
            <text:p/>
          </draw:connector>
          <draw:connector draw:style-name="gr2" draw:text-style-name="P2" draw:layer="layout" draw:type="line" svg:x1="7.999cm" svg:y1="11.5cm" svg:x2="10.003cm" svg:y2="9.5cm" draw:start-shape="id5" draw:start-glue-point="10" draw:end-shape="id9" draw:end-glue-point="6" svg:d="M7999 11500l2004-2000" svg:viewBox="0 0 2005 2001">
            <text:p/>
          </draw:connector>
          <draw:connector draw:style-name="gr2" draw:text-style-name="P2" draw:layer="layout" draw:type="line" svg:x1="7.998cm" svg:y1="7.5cm" svg:x2="10.003cm" svg:y2="9.5cm" draw:start-shape="id4" draw:start-glue-point="10" draw:end-shape="id9" draw:end-glue-point="6" svg:d="M7998 7500l2005 2000" svg:viewBox="0 0 2006 2001">
            <text:p/>
          </draw:connector>
          <draw:connector draw:style-name="gr2" draw:text-style-name="P2" draw:layer="layout" draw:type="line" svg:x1="13.002cm" svg:y1="5.5cm" svg:x2="15cm" svg:y2="7.5cm" draw:start-shape="id8" draw:start-glue-point="10" draw:end-shape="id10" draw:end-glue-point="6" svg:d="M13002 5500l1998 2000" svg:viewBox="0 0 1999 2001">
            <text:p/>
          </draw:connector>
          <draw:connector draw:style-name="gr2" draw:text-style-name="P2" draw:layer="layout" draw:type="line" svg:x1="7.998cm" svg:y1="7.5cm" svg:x2="10.003cm" svg:y2="5.5cm" svg:d="M7998 7500l2005-2000" svg:viewBox="0 0 2006 2001">
            <text:p/>
          </draw:connector>
          <draw:connector draw:style-name="gr2" draw:text-style-name="P2" draw:layer="layout" draw:type="line" svg:x1="13.003cm" svg:y1="9.5cm" svg:x2="15cm" svg:y2="7.5cm" draw:start-shape="id9" draw:start-glue-point="10" svg:d="M13003 9500l1997-2000" svg:viewBox="0 0 1998 200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9T17:07:42.048588295</meta:creation-date>
    <dc:date>2024-06-19T17:18:24.335802781</dc:date>
    <meta:editing-duration>PT10M42S</meta:editing-duration>
    <meta:editing-cycles>2</meta:editing-cycles>
    <meta:generator>LibreOffice/6.4.7.2$Linux_X86_64 LibreOffice_project/40$Build-2</meta:generator>
    <meta:document-statistic meta:object-count="34"/>
  </office:meta>
</office:document-meta>
</file>